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3000002847BE19633EDDAE6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729fcf" draw:marker-start="Dimension_20_Lines" draw:marker-start-width="0.321cm" draw:marker-end="Dimension_20_Lines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c9211e" draw:fill-color="#ff0000" draw:opacity="22%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9cm" fo:min-width="1.22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9" style:family="graphic" style:parent-style-name="objectwithoutfill">
      <style:graphic-properties svg:stroke-width="0.02cm" svg:stroke-color="#ff0000" draw:marker-start="Dimension_20_Lines" draw:marker-start-width="0.24cm" draw:marker-end="Dimension_20_Lines" draw:marker-end-width="0.24cm" draw:stroke-linejoin="none" draw:fill="solid" draw:textarea-vertical-align="bottom" fo:padding-top="0.135cm" fo:padding-bottom="0.135cm" fo:padding-left="0.26cm" fo:padding-right="0.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2cm" fo:min-width="0.1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2cm" fo:min-width="0.3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2cm" fo:min-width="0.3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  <style:text-properties fo:color="#ff0000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 draw:opacity="22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66pt" style:font-size-asian="66pt" style:font-size-complex="66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text-properties fo:font-size="3pt" style:font-size-asian="3pt" style:font-size-complex="3pt"/>
    </style:style>
    <style:style style:name="P8" style:family="paragraph">
      <loext:graphic-properties draw:fill="none" draw:fill-color="#ffffff"/>
      <style:paragraph-properties style:writing-mode="lr-tb"/>
      <style:text-properties fo:color="#ff0000" fo:font-size="3pt" style:font-size-asian="3pt" style:font-size-complex="3pt"/>
    </style:style>
    <style:style style:name="P9" style:family="paragraph">
      <loext:graphic-properties draw:fill="solid"/>
      <style:paragraph-properties fo:text-align="center" style:writing-mode="lr-tb"/>
      <style:text-properties fo:color="#ff0000" fo:font-size="4pt"/>
    </style:style>
    <style:style style:name="P10" style:family="paragraph">
      <loext:graphic-properties draw:fill="none" draw:fill-color="#ffffff"/>
      <style:paragraph-properties style:writing-mode="lr-tb"/>
      <style:text-properties fo:color="#729fcf" fo:font-size="26pt" style:font-size-asian="26pt" style:font-size-complex="26pt"/>
    </style:style>
    <style:style style:name="T1" style:family="text">
      <style:text-properties fo:color="#ff0000" fo:font-size="22pt" style:font-size-asian="22pt" style:font-size-complex="22pt"/>
    </style:style>
    <style:style style:name="T2" style:family="text">
      <style:text-properties fo:color="#c9211e" style:font-name="Liberation Serif1" fo:font-size="66pt" style:font-name-asian="Liberation Serif1" style:font-size-asian="66pt" style:font-name-complex="Liberation Serif1" style:font-size-complex="66pt"/>
    </style:style>
    <style:style style:name="T3" style:family="text">
      <style:text-properties fo:color="#ff0000" fo:font-size="3pt" style:font-size-asian="3pt" style:font-size-complex="3pt"/>
    </style:style>
    <style:style style:name="T4" style:family="text">
      <style:text-properties fo:color="#ff0000" fo:font-size="4pt"/>
    </style:style>
    <style:style style:name="T5" style:family="text">
      <style:text-properties fo:color="#729fc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2" draw:layer="layout" svg:x1="18.94cm" svg:y1="6.8cm" svg:x2="18.949cm" svg:y2="17.231cm">
          <text:p text:style-name="P1"><text:span text:style-name="T1"/></text:p>
          <text:p text:style-name="P1"><text:span text:style-name="T1"/></text:p>
        </draw:line>
        <draw:frame draw:style-name="gr2" draw:text-style-name="P3" draw:layer="layout" svg:width="18.999cm" svg:height="13.855cm" svg:x="4.901cm" svg:y="5.8cm">
          <draw:image xlink:href="Pictures/1000000000000373000002847BE19633EDDAE6DD.png" xlink:type="simple" xlink:show="embed" xlink:actuate="onLoad" loext:mime-type="image/png">
            <text:p/>
          </draw:image>
        </draw:frame>
        <draw:path draw:style-name="gr3" draw:text-style-name="P4" draw:layer="layout" svg:width="5.399cm" svg:height="4.799cm" svg:x="12.95cm" svg:y="12.42cm" svg:viewBox="0 0 5400 4800" svg:d="M2800 0c2700 1500 2600 4800 2600 4800h-5400z">
          <text:p/>
        </draw:path>
        <draw:frame draw:style-name="gr4" draw:text-style-name="P5" draw:layer="layout" svg:width="1.721cm" svg:height="2.829cm" svg:x="15.279cm" svg:y="13.771cm">
          <draw:text-box>
            <text:p><text:span text:style-name="T2">α</text:span></text:p>
          </draw:text-box>
        </draw:frame>
        <draw:custom-shape draw:style-name="gr5" draw:text-style-name="P1" draw:layer="layout" svg:width="0.1cm" svg:height="0.1cm" svg:x="12.66cm" svg:y="1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cm" svg:x="18.65cm" svg:y="6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cm" svg:x="13.15cm" svg:y="17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cm" svg:height="0.1cm" svg:x="12.91cm" svg:y="17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98cm" svg:height="0.565cm" svg:x="11.972cm" svg:y="17.121cm">
          <draw:text-box>
            <text:p text:style-name="P7"><text:span text:style-name="T3">[-alto/2,0]</text:span></text:p>
          </draw:text-box>
        </draw:frame>
        <draw:frame draw:style-name="gr7" draw:text-style-name="P8" draw:layer="layout" svg:width="0.8cm" svg:height="0.565cm" svg:x="12.578cm" svg:y="17.141cm">
          <draw:text-box>
            <text:p text:style-name="P7"><text:span text:style-name="T3"><text:s/></text:span><text:span text:style-name="T3">[0,0]</text:span></text:p>
          </draw:text-box>
        </draw:frame>
        <draw:frame draw:style-name="gr8" draw:text-style-name="P8" draw:layer="layout" svg:width="1cm" svg:height="0.569cm" svg:x="12.983cm" svg:y="17.131cm">
          <draw:text-box>
            <text:p text:style-name="P7"><text:span text:style-name="T3">[alto/2,0]</text:span></text:p>
          </draw:text-box>
        </draw:frame>
        <draw:line draw:style-name="gr9" draw:text-style-name="P9" draw:layer="layout" svg:x1="12.7cm" svg:y1="17.5cm" svg:x2="13.2cm" svg:y2="17.5cm">
          <text:p text:style-name="P1"><text:span text:style-name="T4">alto</text:span></text:p>
        </draw:line>
        <draw:custom-shape draw:style-name="gr5" draw:text-style-name="P1" draw:layer="layout" svg:width="0.1cm" svg:height="0.1cm" svg:x="19.151cm" svg:y="6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cm" svg:height="0.1cm" svg:x="18.89cm" svg:y="6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0.959cm" svg:height="1.276cm" svg:x="18.892cm" svg:y="11.257cm">
          <draw:text-box>
            <text:p><text:span text:style-name="T5">H</text:span></text:p>
          </draw:text-box>
        </draw:frame>
        <draw:frame draw:style-name="gr10" draw:text-style-name="P10" draw:layer="layout" svg:width="0.959cm" svg:height="1.276cm" svg:x="15.593cm" svg:y="17.257cm">
          <draw:text-box>
            <text:p><text:span text:style-name="T5">D</text:span></text:p>
          </draw:text-box>
        </draw:frame>
        <draw:frame draw:style-name="gr11" draw:text-style-name="P8" draw:layer="layout" svg:width="0.743cm" svg:height="0.37cm" svg:x="18.571cm" svg:y="6.488cm">
          <draw:text-box>
            <text:p text:style-name="P7"><text:span text:style-name="T3">[D,H]</text:span></text:p>
          </draw:text-box>
        </draw:frame>
        <draw:frame draw:style-name="gr12" draw:text-style-name="P8" draw:layer="layout" svg:width="1.069cm" svg:height="0.37cm" svg:x="19.008cm" svg:y="6.541cm">
          <draw:text-box>
            <text:p text:style-name="P7"><text:span text:style-name="T3">[D+alto/</text:span><text:span text:style-name="T3">2,H]</text:span></text:p>
          </draw:text-box>
        </draw:frame>
        <draw:frame draw:style-name="gr13" draw:text-style-name="P8" draw:layer="layout" svg:width="1.04cm" svg:height="0.37cm" svg:x="17.86cm" svg:y="6.551cm">
          <draw:text-box>
            <text:p text:style-name="P7"><text:span text:style-name="T3">[D-alto/</text:span><text:span text:style-name="T3">2,H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7:24:13.853399814</meta:creation-date>
    <dc:date>2022-07-12T18:08:30.976917891</dc:date>
    <meta:editing-duration>PT1H32M9S</meta:editing-duration>
    <meta:editing-cycles>10</meta:editing-cycles>
    <meta:generator>LibreOffice/6.4.7.2$Linux_X86_64 LibreOffice_project/40$Build-2</meta:generator>
    <meta:document-statistic meta:object-count="19"/>
  </office:meta>
</office:document-meta>
</file>